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D000001896712EF01642BB1C4.png" manifest:media-type="image/png"/>
  <manifest:file-entry manifest:full-path="Pictures/10000000000001DA0000013C01FFDE9906B444FE.jpg" manifest:media-type="image/jpeg"/>
  <manifest:file-entry manifest:full-path="Pictures/10000000000001DA0000010A58B12E60F190C3A6.jpg" manifest:media-type="image/jpeg"/>
  <manifest:file-entry manifest:full-path="Pictures/10000000000008000000046A4D0668BF5D08003D.jpg" manifest:media-type="image/jpeg"/>
  <manifest:file-entry manifest:full-path="Pictures/10000001000001A300000101A4D5B7A10D4BD191.png" manifest:media-type="image/png"/>
  <manifest:file-entry manifest:full-path="Pictures/10000000000001AC000001A62DD2F304DEF41AB6.jpg" manifest:media-type="image/jpeg"/>
  <manifest:file-entry manifest:full-path="Pictures/100000000000061C0000063E88C2911C70771A82.jpg" manifest:media-type="image/jpeg"/>
  <manifest:file-entry manifest:full-path="Pictures/10000000000006460000033956D3CEF8E7A4DFBF.png" manifest:media-type="image/png"/>
  <manifest:file-entry manifest:full-path="Pictures/100000000000033600000324B909EFB7773817CF.jpg" manifest:media-type="image/jpeg"/>
  <manifest:file-entry manifest:full-path="Pictures/10000000000004B00000035338C7B3FFD01704EC.jpg" manifest:media-type="image/jpeg"/>
  <manifest:file-entry manifest:full-path="Pictures/100000000000032000000190153FA65F213ADFBC.jpg" manifest:media-type="image/jpeg"/>
  <manifest:file-entry manifest:full-path="Pictures/100000000000021B000001DD97EB3DE13D5F64A9.png" manifest:media-type="image/png"/>
  <manifest:file-entry manifest:full-path="Pictures/10000000000001B50000014B9C70A4D4E2AB931D.png" manifest:media-type="image/png"/>
  <manifest:file-entry manifest:full-path="Pictures/10000000000003DA0000029D20EE0691B706C66E.png" manifest:media-type="image/png"/>
  <manifest:file-entry manifest:full-path="Pictures/100000000000079E0000044C4E695C295CF67C9A.jpg" manifest:media-type="image/jpeg"/>
  <manifest:file-entry manifest:full-path="Pictures/100000000000037A0000036E3687A4DA1229094A.png" manifest:media-type="image/png"/>
  <manifest:file-entry manifest:full-path="Pictures/10000000000002400000015C106572CAACFDE222.jpg" manifest:media-type="image/jpeg"/>
  <manifest:file-entry manifest:full-path="Pictures/10000001000002A9000002210C178C9AB3D2718B.png" manifest:media-type="image/png"/>
  <manifest:file-entry manifest:full-path="Pictures/100000000000012F000001C11F745A9D0451714C.jpg" manifest:media-type="image/jpeg"/>
  <manifest:file-entry manifest:full-path="Pictures/10000000000004000000020779CA713CE886B6F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Cantarell Extra Bold" svg:font-family="'Cantarell Extra Bold'" style:font-pitch="variable"/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Biolinum Keyboard O" svg:font-family="'Linux Biolinum Keyboard O'" style:font-adornments="Regular" style:font-pitch="variable"/>
    <style:font-face style:name="Linux Biolinum Keyboard O1" svg:font-family="'Linux Biolinum Keyboard O'" style:font-adornments="Book" style:font-pitch="variable"/>
    <style:font-face style:name="Lohit Devanagari" svg:font-family="'Lohit Devanagari'" style:font-family-generic="system" style:font-pitch="variable"/>
    <style:font-face style:name="Neuton ExtraBold" svg:font-family="'Neuton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ok" style:font-family-generic="swiss" style:font-pitch="variable"/>
    <style:font-face style:name="Noto Sans2" svg:font-family="'Noto Sans'" style:font-family-generic="swiss" style:font-pitch="variable"/>
    <style:font-face style:name="Quicksand Medium" svg:font-family="'Quicksand Medium'" style:font-pitch="variable"/>
    <style:font-face style:name="TeX Gyre Adventor" svg:font-family="'TeX Gyre Adventor'" style:font-adornments="Bold" style:font-pitch="variable"/>
    <style:font-face style:name="URW Gothic" svg:font-family="'URW Gothic'" style:font-family-generic="swiss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3%" style:mirror="none"/>
    </style:style>
    <style:style style:name="gr5" style:family="graphic" style:parent-style-name="Object_20_with_20_no_20_fill_20_and_20_no_20_line">
      <style:graphic-properties draw:stroke="solid" svg:stroke-width="0.053cm" svg:stroke-color="#555555" draw:marker-start-width="0.279cm" draw:marker-end-width="0.279cm" draw:fill="none" draw:fill-color="#000000" loext:fill-use-slide-background="false" draw:opacity="10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987cm" fo:min-width="3.866cm" draw:shadow="visible" draw:shadow-offset-x="0.353cm" draw:shadow-offset-y="0.353cm" draw:shadow-color="#ccbb44" loext:shadow-blur="0.176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53cm" svg:stroke-color="#555555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53cm" svg:stroke-color="#555555" draw:marker-start-width="0.279cm" draw:marker-end-width="0.279cm" draw:fill="none" draw:fill-color="#ffffff" draw:textarea-horizontal-align="left" draw:auto-grow-height="true" draw:auto-grow-width="true" fo:min-height="0.788cm" fo:min-width="4.779cm" fo:padding-top="0.151cm" fo:padding-bottom="0.151cm" fo:padding-left="0.276cm" fo:padding-right="0.276cm" draw:shadow="visible" draw:shadow-offset-x="0.353cm" draw:shadow-offset-y="0.353cm" draw:shadow-color="#ee6677" loext:shadow-blur="0.176cm"/>
      <style:paragraph-properties style:writing-mode="lr-tb"/>
    </style:style>
    <style:style style:name="gr9" style:family="graphic" style:parent-style-name="Object_20_with_20_no_20_fill_20_and_20_no_20_line">
      <style:graphic-properties draw:stroke="solid" draw:stroke-dash="Dot" svg:stroke-width="0.053cm" svg:stroke-color="#555555" draw:marker-start-width="0.279cm" draw:marker-end-width="0.279cm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105cm" draw:shadow="visible" draw:shadow-offset-x="0.353cm" draw:shadow-offset-y="0.353cm" draw:shadow-color="#ccbb44" loext:shadow-blur="0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085cm" draw:shadow="visible" draw:shadow-offset-x="0.353cm" draw:shadow-offset-y="0.353cm" draw:shadow-color="#66ccee" loext:shadow-blur="0.1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167cm" draw:shadow="visible" draw:shadow-offset-x="0.353cm" draw:shadow-offset-y="0.353cm" draw:shadow-color="#228833" loext:shadow-blur="0.1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827cm" draw:shadow="visible" draw:shadow-offset-x="0.353cm" draw:shadow-offset-y="0.353cm" draw:shadow-color="#4477aa" loext:shadow-blur="0.1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2.8cm" draw:shadow="visible" draw:shadow-offset-x="0.353cm" draw:shadow-offset-y="0.353cm" draw:shadow-color="#66ccee" loext:shadow-blur="0.1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2.912cm" draw:shadow="visible" draw:shadow-offset-x="0.353cm" draw:shadow-offset-y="0.353cm" draw:shadow-color="#66ccee" loext:shadow-blur="0.1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422cm" draw:shadow="visible" draw:shadow-offset-x="0.353cm" draw:shadow-offset-y="0.353cm" draw:shadow-color="#66ccee" loext:shadow-blur="0.1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6.881cm" draw:shadow="visible" draw:shadow-offset-x="0.353cm" draw:shadow-offset-y="0.353cm" draw:shadow-color="#228833" loext:shadow-blur="0.1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7.663cm" draw:shadow="visible" draw:shadow-offset-x="0.353cm" draw:shadow-offset-y="0.353cm" draw:shadow-color="#aa3377" loext:shadow-blur="0.1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5.134cm" draw:shadow="visible" draw:shadow-offset-x="0.353cm" draw:shadow-offset-y="0.353cm" draw:shadow-color="#ee6677" draw:shadow-opacity="100%" loext:shadow-blur="0.176cm"/>
      <style:paragraph-properties style:writing-mode="lr-tb"/>
    </style:style>
    <style:style style:name="gr20" style:family="graphic" style:parent-style-name="standard">
      <style:graphic-properties draw:stroke="none" svg:stroke-width="0.053cm" svg:stroke-color="#555555" draw:marker-start-width="0.279cm" draw:marker-end-width="0.279cm" draw:fill="none" draw:fill-color="#ffffff" draw:textarea-horizontal-align="left" draw:auto-grow-height="true" draw:auto-grow-width="true" fo:min-height="0.738cm" fo:min-width="4.989cm" fo:padding-top="0.151cm" fo:padding-bottom="0.151cm" fo:padding-left="0.276cm" fo:padding-right="0.276cm" draw:shadow="visible" draw:shadow-offset-x="0.353cm" draw:shadow-offset-y="0.353cm" draw:shadow-color="#4477aa" loext:shadow-blur="0.176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 draw:opacity="100%"/>
      <style:paragraph-properties fo:text-align="center"/>
    </style:style>
    <style:style style:name="P5" style:family="paragraph">
      <style:text-properties fo:color="#ffffff" loext:opacity="100%" style:font-name="Comic Sans MS" fo:font-weight="bold" fo:background-color="#ccbb44" style:font-weight-asian="bold" style:font-weight-complex="bold"/>
    </style:style>
    <style:style style:name="P6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ccbb44" style:font-weight-asian="bold" style:font-weight-complex="bold"/>
    </style:style>
    <style:style style:name="P7" style:family="paragraph">
      <style:text-properties fo:color="#ffffff" loext:opacity="100%" style:font-name="Comic Sans MS" fo:font-weight="bold" fo:background-color="#ee6677" style:font-weight-asian="bold" style:font-weight-complex="bold"/>
    </style:style>
    <style:style style:name="P8" style:family="paragraph">
      <loext:graphic-properties draw:fill="none" draw:fill-color="#ffffff"/>
      <style:text-properties fo:color="#ffffff" loext:opacity="100%" loext:color-lum-mod="100%" loext:color-lum-off="0%" style:font-name="Comic Sans MS" fo:font-size="16pt" fo:font-weight="bold" fo:background-color="#ee6677" style:font-size-asian="16pt" style:font-weight-asian="bold" style:font-size-complex="16pt" style:font-weight-complex="bold"/>
    </style:style>
    <style:style style:name="P9" style:family="paragraph">
      <style:text-properties fo:color="#ffffff" loext:opacity="100%" style:font-name="Comic Sans MS" fo:font-weight="bold" fo:background-color="#66ccee" style:font-weight-asian="bold" style:font-weight-complex="bold"/>
    </style:style>
    <style:style style:name="P10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66ccee" style:font-weight-asian="bold" style:font-weight-complex="bold"/>
    </style:style>
    <style:style style:name="P11" style:family="paragraph">
      <style:text-properties fo:color="#ffffff" loext:opacity="100%" style:font-name="Comic Sans MS" fo:font-weight="bold" fo:background-color="#228833" style:font-weight-asian="bold" style:font-weight-complex="bold"/>
    </style:style>
    <style:style style:name="P12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228833" style:font-weight-asian="bold" style:font-weight-complex="bold"/>
    </style:style>
    <style:style style:name="P13" style:family="paragraph">
      <style:text-properties fo:color="#ffffff" loext:opacity="100%" style:font-name="Comic Sans MS" fo:font-weight="bold" fo:background-color="#4477aa" style:font-weight-asian="bold" style:font-weight-complex="bold"/>
    </style:style>
    <style:style style:name="P14" style:family="paragraph">
      <loext:graphic-properties draw:fill="none" draw:fill-color="#ffffff"/>
      <style:text-properties fo:color="#ffffff" loext:opacity="100%" loext:color-lum-mod="100%" loext:color-lum-off="0%" style:font-name="Comic Sans MS" fo:font-size="16pt" fo:font-weight="bold" fo:background-color="#4477aa" style:font-size-asian="16pt" style:font-weight-asian="bold" style:font-size-complex="16pt" style:font-weight-complex="bold"/>
    </style:style>
    <style:style style:name="P15" style:family="paragraph">
      <style:paragraph-properties fo:text-align="center"/>
      <style:text-properties fo:color="#ffffff" loext:opacity="100%" style:font-name="Comic Sans MS" fo:font-weight="bold" fo:background-color="#66ccee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Comic Sans MS" fo:font-weight="bold" fo:background-color="#66ccee" style:font-weight-asian="bold" style:font-weight-complex="bold"/>
    </style:style>
    <style:style style:name="P17" style:family="paragraph">
      <style:text-properties fo:color="#ffffff" loext:opacity="100%" style:font-name="Comic Sans MS" fo:font-style="normal" style:text-underline-style="none" fo:font-weight="bold" fo:background-color="#228833" style:font-style-asian="normal" style:font-weight-asian="bold" style:font-style-complex="normal" style:font-weight-complex="bold"/>
    </style:style>
    <style:style style:name="P18" style:family="paragraph">
      <loext:graphic-properties draw:fill="none" draw:fill-color="#ffffff"/>
      <style:text-properties fo:color="#ffffff" loext:opacity="100%" loext:color-lum-mod="100%" loext:color-lum-off="0%" style:font-name="Comic Sans MS" fo:font-style="normal" style:text-underline-style="none" fo:font-weight="bold" fo:background-color="#228833" style:font-style-asian="normal" style:font-weight-asian="bold" style:font-style-complex="normal" style:font-weight-complex="bold"/>
    </style:style>
    <style:style style:name="P19" style:family="paragraph">
      <style:text-properties fo:color="#ffffff" loext:opacity="100%" style:font-name="Comic Sans MS" fo:font-weight="bold" fo:background-color="#aa3377" style:font-weight-asian="bold" style:font-weight-complex="bold"/>
    </style:style>
    <style:style style:name="P20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aa3377" style:font-weight-asian="bold" style:font-weight-complex="bold"/>
    </style:style>
    <style:style style:name="P21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ee6677" style:font-weight-asian="bold" style:font-weight-complex="bold"/>
    </style:style>
    <style:style style:name="P22" style:family="paragraph">
      <loext:graphic-properties draw:fill="none" draw:fill-color="#ffffff"/>
      <style:text-properties fo:color="#ffffff" loext:opacity="100%" loext:color-lum-mod="100%" loext:color-lum-off="0%" style:font-name="Comic Sans MS" fo:font-weight="bold" fo:background-color="#4477aa" style:font-weight-asian="bold" style:font-weight-complex="bold"/>
    </style:style>
    <style:style style:name="T1" style:family="text">
      <style:text-properties fo:color="#ffffff" loext:opacity="100%" style:font-name="Comic Sans MS" fo:font-size="16pt" fo:font-weight="bold" fo:background-color="#ee6677" style:font-size-asian="16pt" style:font-weight-asian="bold" style:font-size-complex="16pt" style:font-weight-complex="bold"/>
    </style:style>
    <style:style style:name="T2" style:family="text">
      <style:text-properties fo:color="#ffffff" loext:opacity="100%" style:font-name="Comic Sans MS" fo:font-size="20pt" fo:font-weight="bold" fo:background-color="#ccbb44" style:font-size-asian="20pt" style:font-weight-asian="bold" style:font-size-complex="20pt" style:font-weight-complex="bold"/>
    </style:style>
    <style:style style:name="T3" style:family="text">
      <style:text-properties fo:color="#ffffff" loext:opacity="100%" style:font-name="Comic Sans MS" fo:font-size="20pt" fo:font-weight="bold" fo:background-color="#66ccee" style:font-size-asian="20pt" style:font-weight-asian="bold" style:font-size-complex="20pt" style:font-weight-complex="bold"/>
    </style:style>
    <style:style style:name="T4" style:family="text">
      <style:text-properties fo:color="#ffffff" loext:opacity="100%" style:font-name="Comic Sans MS" fo:font-size="20pt" fo:font-weight="bold" fo:background-color="#228833" style:font-size-asian="20pt" style:font-weight-asian="bold" style:font-size-complex="20pt" style:font-weight-complex="bold"/>
    </style:style>
    <style:style style:name="T5" style:family="text">
      <style:text-properties fo:color="#ffffff" loext:opacity="100%" style:font-name="Comic Sans MS" fo:font-size="16pt" fo:font-weight="bold" fo:background-color="#4477aa" style:font-size-asian="16pt" style:font-weight-asian="bold" style:font-size-complex="16pt" style:font-weight-complex="bold"/>
    </style:style>
    <style:style style:name="T6" style:family="text">
      <style:text-properties fo:color="#ffffff" loext:opacity="100%" style:font-name="Comic Sans MS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font-name="Comic Sans MS" fo:font-size="20pt" fo:font-style="normal" style:text-underline-style="none" fo:font-weight="bold" fo:background-color="#228833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ffffff" loext:opacity="100%" style:font-name="Comic Sans MS" fo:font-size="20pt" fo:font-weight="bold" fo:background-color="#aa3377" style:font-size-asian="20pt" style:font-weight-asian="bold" style:font-size-complex="20pt" style:font-weight-complex="bold"/>
    </style:style>
    <style:style style:name="T9" style:family="text">
      <style:text-properties style:font-name="Comic Sans MS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083cm" svg:height="6.797cm" svg:x="9.309cm" svg:y="0.834cm">
          <draw:image xlink:href="Pictures/10000001000001A300000101A4D5B7A10D4BD1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13.249cm" svg:height="13.538cm" svg:x="0.2cm" svg:y="0.1cm">
          <draw:image xlink:href="Pictures/100000000000061C0000063E88C2911C70771A82.jpg" xlink:type="simple" xlink:show="embed" xlink:actuate="onLoad" draw:mime-type="image/jpeg">
            <text:p/>
          </draw:image>
        </draw:frame>
        <draw:frame draw:style-name="gr4" draw:text-style-name="P3" draw:layer="layout" svg:width="15.194cm" svg:height="10.775cm" svg:x="14.448cm" svg:y="0.242cm">
          <draw:image xlink:href="Pictures/10000000000004B00000035338C7B3FFD01704EC.jpg" xlink:type="simple" xlink:show="embed" xlink:actuate="onLoad" draw:mime-type="image/jpeg">
            <text:p/>
          </draw:image>
        </draw:frame>
        <draw:frame draw:style-name="gr3" draw:text-style-name="P3" draw:layer="layout" svg:width="13.587cm" svg:height="13.29cm" svg:x="15.999cm" svg:y="7.627cm">
          <draw:image xlink:href="Pictures/100000000000033600000324B909EFB7773817CF.jpg" xlink:type="simple" xlink:show="embed" xlink:actuate="onLoad" draw:mime-type="image/jpeg">
            <text:p/>
          </draw:image>
        </draw:frame>
        <draw:frame draw:style-name="gr3" draw:text-style-name="P3" draw:layer="layout" svg:width="15.834cm" svg:height="7.917cm" svg:x="0.167cm" svg:y="12.96cm">
          <draw:image xlink:href="Pictures/100000000000032000000190153FA65F213ADFBC.jpg" xlink:type="simple" xlink:show="embed" xlink:actuate="onLoad" draw:mime-type="image/jpeg">
            <text:p/>
          </draw:image>
        </draw:frame>
        <draw:g>
          <draw:frame draw:style-name="gr5" draw:text-style-name="P4" draw:layer="layout" svg:width="7.01cm" svg:height="6.204cm" svg:x="0.4cm" svg:y="7.256cm">
            <draw:image xlink:href="Pictures/100000000000021B000001DD97EB3DE13D5F64A9.png" xlink:type="simple" xlink:show="embed" xlink:actuate="onLoad" draw:mime-type="image/png">
              <text:p/>
            </draw:image>
          </draw:frame>
          <draw:frame draw:style-name="gr6" draw:text-style-name="P6" draw:layer="layout" svg:width="5.611cm" svg:height="1.237cm" svg:x="1.1cm" svg:y="7.608cm">
            <draw:text-box>
              <text:p text:style-name="P5"><text:s/>Random Forest </text:p>
            </draw:text-box>
          </draw:frame>
        </draw:g>
        <draw:g>
          <draw:frame draw:style-name="gr7" draw:text-style-name="P1" draw:layer="layout" svg:width="6.173cm" svg:height="4.676cm" svg:x="23.014cm" svg:y="0.632cm">
            <draw:image xlink:href="Pictures/10000000000001B50000014B9C70A4D4E2AB931D.png" xlink:type="simple" xlink:show="embed" xlink:actuate="onLoad" draw:mime-type="image/png">
              <text:p/>
            </draw:image>
          </draw:frame>
          <draw:frame draw:style-name="gr8" draw:text-style-name="P8" draw:layer="layout" svg:width="5.808cm" svg:height="1.09cm" svg:x="23.196cm" svg:y="3.317cm">
            <draw:text-box>
              <text:p text:style-name="P7"><text:span text:style-name="T1"><text:s/></text:span><text:span text:style-name="T1">Linear Regression </text:span></text:p>
            </draw:text-box>
          </draw:frame>
        </draw:g>
        <draw:g>
          <draw:frame draw:style-name="gr9" draw:text-style-name="P1" draw:layer="layout" svg:width="7.955cm" svg:height="7.847cm" svg:x="18.251cm" svg:y="6.381cm">
            <draw:image xlink:href="Pictures/100000000000037A0000036E3687A4DA1229094A.png" xlink:type="simple" xlink:show="embed" xlink:actuate="onLoad" draw:mime-type="image/png">
              <text:p/>
            </draw:image>
          </draw:frame>
          <draw:frame draw:style-name="gr10" draw:text-style-name="P6" draw:layer="layout" svg:width="4.922cm" svg:height="1.237cm" svg:x="18.47cm" svg:y="6.702cm">
            <draw:text-box>
              <text:p text:style-name="P5"><text:span text:style-name="T2"><text:s/></text:span><text:span text:style-name="T2">Overfitting </text:span></text:p>
            </draw:text-box>
          </draw:frame>
          <draw:frame draw:style-name="gr11" draw:text-style-name="P10" draw:layer="layout" svg:width="5.32cm" svg:height="1.237cm" svg:x="20.921cm" svg:y="11.843cm">
            <draw:text-box>
              <text:p text:style-name="P9"><text:span text:style-name="T3"><text:s/></text:span><text:span text:style-name="T3">Underfitting </text:span></text:p>
            </draw:text-box>
          </draw:frame>
        </draw:g>
        <draw:g>
          <draw:frame draw:style-name="gr7" draw:text-style-name="P1" draw:layer="layout" svg:width="8.336cm" svg:height="5.036cm" svg:x="0.497cm" svg:y="0.263cm">
            <draw:image xlink:href="Pictures/10000000000002400000015C106572CAACFDE222.jpg" xlink:type="simple" xlink:show="embed" xlink:actuate="onLoad" draw:mime-type="image/jpeg">
              <text:p/>
            </draw:image>
          </draw:frame>
          <draw:frame draw:style-name="gr12" draw:text-style-name="P12" draw:layer="layout" svg:width="5.972cm" svg:height="1.237cm" svg:x="1.679cm" svg:y="2.97cm">
            <draw:text-box>
              <text:p text:style-name="P11"><text:span text:style-name="T4"><text:s/></text:span><text:span text:style-name="T4">Deep Network </text:span></text:p>
            </draw:text-box>
          </draw:frame>
        </draw:g>
        <draw:g>
          <draw:frame draw:style-name="gr7" draw:text-style-name="P1" draw:layer="layout" svg:width="7.221cm" svg:height="5.779cm" svg:x="1.935cm" svg:y="14.081cm">
            <draw:image xlink:href="Pictures/10000001000002A9000002210C178C9AB3D2718B.png" xlink:type="simple" xlink:show="embed" xlink:actuate="onLoad" draw:mime-type="image/png">
              <text:p/>
            </draw:image>
          </draw:frame>
          <draw:frame draw:style-name="gr13" draw:text-style-name="P14" draw:layer="layout" svg:width="7.606cm" svg:height="1.038cm" svg:x="1.742cm" svg:y="16.642cm">
            <draw:text-box>
              <text:p text:style-name="P13"><text:span text:style-name="T5"><text:s/></text:span><text:span text:style-name="T5">Support Vector Machine </text:span></text:p>
            </draw:text-box>
          </draw:frame>
        </draw:g>
        <draw:g>
          <draw:frame draw:style-name="gr7" draw:text-style-name="P1" draw:layer="layout" svg:width="9.511cm" svg:height="4.82cm" svg:x="10.447cm" svg:y="14.549cm">
            <draw:image xlink:href="Pictures/10000000000004000000020779CA713CE886B6F8.jpg" xlink:type="simple" xlink:show="embed" xlink:actuate="onLoad" draw:mime-type="image/jpeg">
              <text:p/>
            </draw:image>
          </draw:frame>
          <draw:frame draw:style-name="gr14" draw:text-style-name="P16" draw:layer="layout" svg:width="3.847cm" svg:height="2.223cm" svg:x="10.407cm" svg:y="14.585cm">
            <draw:text-box>
              <text:p text:style-name="P15"><text:span text:style-name="T6"><text:s/></text:span><text:span text:style-name="T6">Training </text:span></text:p>
              <text:p text:style-name="P15"><text:span text:style-name="T6"><text:s/></text:span><text:span text:style-name="T6">Dataset </text:span></text:p>
            </draw:text-box>
          </draw:frame>
          <draw:frame draw:style-name="gr15" draw:text-style-name="P16" draw:layer="layout" svg:width="4.46cm" svg:height="2.223cm" svg:x="15.649cm" svg:y="14.579cm">
            <draw:text-box>
              <text:p text:style-name="P15"><text:span text:style-name="T6"><text:s/></text:span><text:span text:style-name="T6">Validation </text:span></text:p>
              <text:p text:style-name="P15"><text:span text:style-name="T6"><text:s/></text:span><text:span text:style-name="T6">Dataset </text:span></text:p>
            </draw:text-box>
          </draw:frame>
          <draw:frame draw:style-name="gr16" draw:text-style-name="P10" draw:layer="layout" svg:width="5.684cm" svg:height="1.237cm" svg:x="12.341cm" svg:y="18.231cm">
            <draw:text-box>
              <text:p text:style-name="P9"><text:span text:style-name="T6"><text:s/></text:span><text:span text:style-name="T6">Test Dataset </text:span></text:p>
            </draw:text-box>
          </draw:frame>
        </draw:g>
        <draw:g>
          <draw:frame draw:style-name="gr7" draw:text-style-name="P1" draw:layer="layout" svg:width="5.312cm" svg:height="7.871cm" svg:x="10.192cm" svg:y="5.644cm">
            <draw:image xlink:href="Pictures/100000000000012F000001C11F745A9D0451714C.jpg" xlink:type="simple" xlink:show="embed" xlink:actuate="onLoad" draw:mime-type="image/jpeg">
              <text:p/>
            </draw:image>
          </draw:frame>
          <draw:frame draw:style-name="gr17" draw:text-style-name="P18" draw:layer="layout" svg:width="7.906cm" svg:height="1.237cm" svg:x="8.491cm" svg:y="7.466cm">
            <draw:text-box>
              <text:p text:style-name="P17"><text:span text:style-name="T7"><text:s/></text:span><text:span text:style-name="T7">Supervised Learning </text:span></text:p>
            </draw:text-box>
          </draw:frame>
          <draw:frame draw:style-name="gr18" draw:text-style-name="P20" draw:layer="layout" svg:width="8.647cm" svg:height="1.237cm" svg:x="9.199cm" svg:y="9.55cm">
            <draw:text-box>
              <text:p text:style-name="P19"><text:span text:style-name="T8"><text:s/></text:span><text:span text:style-name="T8">Unsupervised Learning </text:span></text:p>
            </draw:text-box>
          </draw:frame>
        </draw:g>
        <draw:g>
          <draw:frame draw:style-name="gr7" draw:text-style-name="P1" draw:layer="layout" svg:width="8.179cm" svg:height="5.55cm" svg:x="21.008cm" svg:y="14.727cm">
            <draw:image xlink:href="Pictures/10000000000003DA0000029D20EE0691B706C66E.png" xlink:type="simple" xlink:show="embed" xlink:actuate="onLoad" draw:mime-type="image/png">
              <text:p/>
            </draw:image>
          </draw:frame>
          <draw:frame draw:style-name="gr19" draw:text-style-name="P21" draw:layer="layout" svg:width="7.851cm" svg:height="1.136cm" svg:x="21.172cm" svg:y="17.879cm">
            <draw:text-box>
              <text:p text:style-name="P7"><text:span text:style-name="T9"><text:s/></text:span><text:span text:style-name="T9">Large Language Model </text:span></text:p>
            </draw:text-box>
          </draw:frame>
        </draw:g>
        <draw:g>
          <draw:frame draw:style-name="gr7" draw:text-style-name="P1" draw:layer="layout" svg:width="8.694cm" svg:height="4.796cm" svg:x="11.251cm" svg:y="0.137cm">
            <draw:image xlink:href="Pictures/10000000000008000000046A4D0668BF5D08003D.jpg" xlink:type="simple" xlink:show="embed" xlink:actuate="onLoad" draw:mime-type="image/jpeg">
              <text:p/>
            </draw:image>
          </draw:frame>
          <draw:frame draw:style-name="gr20" draw:text-style-name="P22" draw:layer="layout" svg:width="6.777cm" svg:height="1.289cm" svg:x="11.244cm" svg:y="2.753cm">
            <draw:text-box>
              <text:p text:style-name="P13"><text:span text:style-name="T6"><text:s/></text:span><text:span text:style-name="T6">Cross-Validation 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1" draw:text-style-name="P3" draw:layer="layout" svg:width="9.913cm" svg:height="5.562cm" svg:x="11.391cm" svg:y="13.311cm">
          <draw:image xlink:href="Pictures/10000000000001DA0000010A58B12E60F190C3A6.jpg" xlink:type="simple" xlink:show="embed" xlink:actuate="onLoad" draw:mime-type="image/jpeg">
            <text:p/>
          </draw:image>
        </draw:frame>
        <draw:frame draw:style-name="gr21" draw:text-style-name="P3" draw:layer="layout" svg:width="10.068cm" svg:height="5.679cm" svg:x="11.947cm" svg:y="1.416cm">
          <draw:image xlink:href="Pictures/100000000000079E0000044C4E695C295CF67C9A.jpg" xlink:type="simple" xlink:show="embed" xlink:actuate="onLoad" draw:mime-type="image/jpeg">
            <text:p/>
          </draw:image>
        </draw:frame>
        <draw:frame draw:style-name="gr21" draw:text-style-name="P3" draw:layer="layout" svg:width="8.346cm" svg:height="8.229cm" svg:x="0.471cm" svg:y="6.925cm">
          <draw:image xlink:href="Pictures/10000000000001AC000001A62DD2F304DEF41AB6.jpg" xlink:type="simple" xlink:show="embed" xlink:actuate="onLoad" draw:mime-type="image/jpeg">
            <text:p/>
          </draw:image>
        </draw:frame>
        <draw:frame draw:style-name="gr21" draw:text-style-name="P3" draw:layer="layout" svg:width="7.827cm" svg:height="5.217cm" svg:x="3.501cm" svg:y="1.568cm">
          <draw:image xlink:href="Pictures/10000000000001DA0000013C01FFDE9906B444FE.jpg" xlink:type="simple" xlink:show="embed" xlink:actuate="onLoad" draw:mime-type="image/jpeg">
            <text:p/>
          </draw:image>
        </draw:frame>
        <draw:frame draw:style-name="gr21" draw:text-style-name="P3" draw:layer="layout" svg:width="8.317cm" svg:height="4.272cm" svg:x="19.451cm" svg:y="7.531cm">
          <draw:image xlink:href="Pictures/10000000000006460000033956D3CEF8E7A4DF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1" draw:text-style-name="P3" draw:layer="layout" svg:width="5.722cm" svg:height="4.037cm" svg:x="5.818cm" svg:y="0.715cm">
          <draw:image xlink:href="Pictures/100000010000022D000001896712EF01642BB1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Cantarell Extra Bold" svg:font-family="'Cantarell Extra Bold'" style:font-pitch="variable"/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Biolinum Keyboard O" svg:font-family="'Linux Biolinum Keyboard O'" style:font-adornments="Regular" style:font-pitch="variable"/>
    <style:font-face style:name="Linux Biolinum Keyboard O1" svg:font-family="'Linux Biolinum Keyboard O'" style:font-adornments="Book" style:font-pitch="variable"/>
    <style:font-face style:name="Lohit Devanagari" svg:font-family="'Lohit Devanagari'" style:font-family-generic="system" style:font-pitch="variable"/>
    <style:font-face style:name="Neuton ExtraBold" svg:font-family="'Neuton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ok" style:font-family-generic="swiss" style:font-pitch="variable"/>
    <style:font-face style:name="Noto Sans2" svg:font-family="'Noto Sans'" style:font-family-generic="swiss" style:font-pitch="variable"/>
    <style:font-face style:name="Quicksand Medium" svg:font-family="'Quicksand Medium'" style:font-pitch="variable"/>
    <style:font-face style:name="TeX Gyre Adventor" svg:font-family="'TeX Gyre Adventor'" style:font-adornments="Bold" style:font-pitch="variable"/>
    <style:font-face style:name="URW Gothic" svg:font-family="'URW Gothic'" style:font-family-generic="swiss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20:51:49.768404194</meta:creation-date>
    <dc:title>ADA511 - Intro</dc:title>
    <meta:editing-duration>PT1H44M32S</meta:editing-duration>
    <meta:editing-cycles>22</meta:editing-cycles>
    <meta:generator>LibreOffice/7.5.5.2$Linux_X86_64 LibreOffice_project/50$Build-2</meta:generator>
    <dc:date>2023-08-12T20:57:03.509537319</dc:date>
    <meta:document-statistic meta:object-count="71"/>
  </office:meta>
</office:document-meta>
</file>